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Listenabsatz" style:list-style-name="LFO3" style:family="paragraph"/>
    <style:style style:name="P3" style:parent-style-name="Listenabsatz" style:list-style-name="LFO3" style:family="paragraph">
      <style:text-properties fo:font-weight="bold" style:font-weight-asian="bold" style:font-weight-complex="bold"/>
    </style:style>
    <style:style style:name="P4" style:parent-style-name="Listenabsatz" style:list-style-name="LFO3" style:family="paragraph"/>
    <style:style style:name="P5" style:parent-style-name="Listenabsatz" style:list-style-name="LFO3" style:family="paragraph"/>
    <style:style style:name="T6" style:parent-style-name="Absatz-Standardschriftart" style:family="text">
      <style:text-properties fo:font-weight="bold" style:font-weight-asian="bold" style:font-weight-complex="bold"/>
    </style:style>
    <style:style style:name="P7" style:parent-style-name="Listenabsatz" style:list-style-name="LFO3" style:family="paragraph"/>
    <style:style style:name="P8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Listenabsatz" style:list-style-name="LFO3" style:family="paragraph"/>
    <style:style style:name="P10" style:parent-style-name="Listenabsatz" style:list-style-name="LFO3" style:family="paragraph"/>
    <style:style style:name="P11" style:parent-style-name="Listenabsatz" style:family="paragraph">
      <style:paragraph-properties fo:margin-left="0.9833in">
        <style:tab-stops/>
      </style:paragraph-properties>
    </style:style>
    <style:style style:name="P12" style:parent-style-name="Standard" style:family="paragraph">
      <style:paragraph-properties fo:margin-left="1.375in">
        <style:tab-stops/>
      </style:paragraph-properties>
    </style:style>
  </office:automatic-styles>
  <office:body>
    <office:text text:use-soft-page-breaks="true">
      <text:p text:style-name="P1">Output Aktionen</text:p>
      <text:list text:style-name="LFO3" text:continue-numbering="true">
        <text:list-item>
          <text:p text:style-name="P2">Einfluss der Bewegungsart</text:p>
          <text:list text:continue-numbering="true">
            <text:list-item>
              <text:p text:style-name="P3">Jeweils ein Output Neuron für X und Y Bewegung</text:p>
              <text:list text:continue-numbering="true">
                <text:list-item>
                  <text:p text:style-name="P4">Kein Bewegungsmuster zu erkennen<text:s/>-&gt; Kein Lerneffekt (Kann das Netz nicht mit einem Koordinatensystem umgehen?) Kreaturen sind schneller gestorben als sie Nachfolger Produziert haben =&gt; Simulation ist nicht in Gang gekommen</text:p>
                </text:list-item>
              </text:list>
            </text:list-item>
            <text:list-item>
              <text:p text:style-name="P5">Kreaturen haben eine Blickrichtung bekommen und somit eine Richtung in die sie gehen können<text:s/><text:span text:style-name="T6">Kreaturen haben ein Output Neuron um Nach vorne zu gehen und eins um sich zu Rotieren</text:span></text:p>
              <text:list text:continue-numbering="true">
                <text:list-item>
                  <text:p text:style-name="P7">In den ersten Generationen kreisen die Kreaturen und kommen ins Wasser und streben. Nachkommen passen teilweiße ihre Kreise an und verlassen damit nicht ihr Land</text:p>
                </text:list-item>
              </text:list>
            </text:list-item>
          </text:list>
        </text:list-item>
      </text:list>
      <text:p text:style-name="P8">Input Werte</text:p>
      <text:list text:style-name="LFO3" text:continue-numbering="true">
        <text:list-item>
          <text:p text:style-name="P9">Einfluss eines Fühlers</text:p>
          <text:list text:continue-numbering="true">
            <text:list-item>
              <text:p text:style-name="P10">Seitdem die Kreaturen einen Fühler haben Tasten sie sich am Rand zum Wasser entlang. Kaum Noch Kreaturen im Wasser. Kreaturen<text:s/>legen viel größer strecken zurück. Als sie noch keine Fühler hatten Haben sie hauptsächlich gekreißt.</text:p>
            </text:list-item>
          </text:list>
        </text:list-item>
      </text:list>
      <text:p text:style-name="Standard">Kreaturen gehen überhauptnicht sichtbar auf die foodvalue ein, die sie am Fühler als input bekommen.</text:p>
      <text:p text:style-name="Standard">Jetzt mehrere Fühler einbauen. Um zu erreichen, das eine Kreatur zwischen verschiedenen Richtungen (z.b. Links und Rechts) unterscheiden kann.</text:p>
      <text:p text:style-name="Standard">Vermutung, das Kreaturen imoment nicht dazu neigen mit dem Fühler hinund her zu schwingen, da eine Aktion sich nur verändern kann, wenn sich ein Input verändert -&gt; kein input schwingt alse kein oszilierender output.</text:p>
      <text:p text:style-name="Standard"/>
      <text:p text:style-name="Standard">Möglichkeit mehrerer Fühler ist eingebaut eine Kreatur kann jetzt beliebig viele Fühler machen weitere untersuchungen laufen</text:p>
      <text:p text:style-name="Standard"/>
      <text:p text:style-name="Standard">Experimentell mal regeln fürs essen wie eatMult und maximale essensmenge pro step verschärft .Simulation dauert länger bis es in eine stabile phase komm<text:s/></text:p>
      <text:p text:style-name="Standard">Immer noch keine Kreaturen die sich bevorzugt richtung Futter Bewegen ErkennBarPopulationsize schwingt hin und her zwischen bis kleiner 100 bis 150 oder so . schwingt und schwingt und schwingt…</text:p>
      <text:p text:style-name="Standard">Versuche jetzt die Inputs von Foodvalue mit 100 zu Multiplizieren</text:p>
      <text:p text:style-name="Standard">Fazit auch wenn man das Essen langsamer macht und foodvalue input mit 100 Multipliziert kommen die Kreaturen nicht auf die Idee sich richtung futter zu bewegen</text:p>
      <text:p text:style-name="Standard"/>
      <text:p text:style-name="P11"/>
      <text:p text:style-name="Standard"/>
      <text:p text:style-name="Standard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lix v</meta:initial-creator>
    <dc:creator>Felix v</dc:creator>
    <meta:creation-date>2020-10-23T12:27:00Z</meta:creation-date>
    <dc:date>2020-10-23T20:28:00Z</dc:date>
    <meta:template xlink:href="Normal.dotm" xlink:type="simple"/>
    <meta:editing-cycles>3</meta:editing-cycles>
    <meta:editing-duration>PT0S</meta:editing-duration>
    <meta:document-statistic meta:page-count="2" meta:paragraph-count="4" meta:word-count="285" meta:character-count="2077" meta:row-count="14" meta:non-whitespace-character-count="1796"/>
  </office:meta>
</office:document-meta>
</file>